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1cm" style:rel-column-width="9601*"/>
    </style:style>
    <style:style style:name="Tableau1.B" style:family="table-column">
      <style:table-column-properties style:column-width="1.969cm" style:rel-column-width="7588*"/>
    </style:style>
    <style:style style:name="Tableau1.C" style:family="table-column">
      <style:table-column-properties style:column-width="6.83cm" style:rel-column-width="26328*"/>
    </style:style>
    <style:style style:name="Tableau1.D" style:family="table-column">
      <style:table-column-properties style:column-width="5.711cm" style:rel-column-width="2201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1.22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009900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 style:vertical-align="middle"/>
    </style:style>
    <style:style style:name="P3" style:family="paragraph" style:parent-style-name="Table_20_Contents">
      <style:text-properties officeooo:rsid="001ef596" officeooo:paragraph-rsid="001ef596"/>
    </style:style>
    <style:style style:name="T1" style:family="text">
      <style:text-properties officeooo:rsid="001ef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<text:span text:style-name="T1">13</text:span>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 table:style-name="Tableau1.2"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Didacticiel </text:p>
          </table:table-cell>
          <table:table-cell table:style-name="Tableau1.D9" table:number-rows-spanned="8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Implementation</text:p>
            <text:p text:style-name="P3">Hypothese, chargement, sauvegard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Implementation</text:p>
            <text:p text:style-name="P3">Hypothese, chargement, sauvegard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Confection de grill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GTK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Scenario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Implementation Scor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Implementation Score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25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keep-together="auto" style:page-number="auto" fo:background-color="transparent" style:shadow="none">
        <style:tab-stops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6:26:12.536225000</meta:creation-date>
    <meta:editing-duration>PT5M11S</meta:editing-duration>
    <meta:editing-cycles>2</meta:editing-cycles>
    <meta:generator>LibreOffice/5.0.6.3$MacOSX_X86_64 LibreOffice_project/490fc03b25318460cfc54456516ea2519c11d1aa</meta:generator>
    <dc:date>2018-03-22T16:31:19.893938000</dc:date>
    <meta:document-statistic meta:table-count="1" meta:image-count="0" meta:object-count="0" meta:page-count="1" meta:paragraph-count="22" meta:word-count="34" meta:character-count="278" meta:non-whitespace-character-count="265"/>
  </office:meta>
</office:document-meta>
</file>